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 table:number-rows-repeated="10481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 style:data-style-name="N2" text:time-value="14:05:44.2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6T14:11:02.459000000</dc:date>
    <meta:editing-duration>P3DT10H6M41S</meta:editing-duration>
    <meta:editing-cycles>1381</meta:editing-cycles>
    <meta:document-statistic meta:table-count="2" meta:cell-count="6466" meta:object-count="0"/>
  </office:meta>
</office:document-meta>
</file>